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3D11B00DDB55B3465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5591in" draw:z-index="0"><draw:image xlink:href="Pictures/100000010000072D000003D11B00DDB55B3465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3:35:20.267158883</meta:creation-date>
    <dc:date>2022-08-09T13:35:42.599136421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